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jaliOldLipi" svg:font-family="AnjaliOldLipi"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size="13pt" fo:font-weight="bold" style:font-size-asian="13pt" style:font-weight-asian="bold" style:font-size-complex="13pt" style:font-weight-complex="bold"/>
    </style:style>
    <style:style style:name="P2" style:family="paragraph" style:parent-style-name="Standard">
      <style:text-properties style:font-name="Ubuntu" fo:font-size="11pt" fo:font-weight="bold" style:font-size-asian="11pt" style:font-weight-asian="bold" style:font-size-complex="11pt" style:font-weight-complex="bold"/>
    </style:style>
    <style:style style:name="P3" style:family="paragraph" style:parent-style-name="Standard">
      <style:text-properties style:font-name="Ubuntu" fo:font-size="11pt" style:font-size-asian="11pt" style:font-size-complex="11pt"/>
    </style:style>
    <style:style style:name="P4" style:family="paragraph" style:parent-style-name="Standard">
      <style:text-properties style:font-name="Ubuntu" fo:font-size="11pt" officeooo:paragraph-rsid="000e9ef8" style:font-size-asian="11pt" style:font-size-complex="11pt"/>
    </style:style>
    <style:style style:name="T1" style:family="text">
      <style:text-properties fo:font-weight="bold" style:font-weight-asian="bold" style:font-weight-complex="bold"/>
    </style:style>
    <style:style style:name="T2" style:family="text">
      <style:text-properties officeooo:rsid="000e9e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liverEat! Servicio de delivery de “lo que sea”</text:p>
      <text:p text:style-name="P2"/>
      <text:p text:style-name="P3">Hace algunos años Marcos se encontró con el problema de que algunos de sus restaurantes favoritos, entre ellos Grabeat que prepara las mejores hamburguesas de Córdoba en Derqui al 88, no tenían servicio de delivery, por lo que para poder hacerse con una de esas delicias necesitaba desplazarse hasta el lugar y esperar hasta que su pedido estuviera preparado, sin importar las condiciones climáticas o la cantidad de cuadras que tuviera que caminar. Totalmente decidido a darle una solución a su problema y viendo una profunda veta de negocios en un servicio aún no explotado en la ciudad, decidió formar un equipo y buscar financiamiento para llevar su idea a una realidad. Hoy en día su servicio es de uso corriente entre los jóvenes y también entre los negocios de comida que se han suscrito para cubrir sus deficiencias de envío a domicilio.</text:p>
      <text:p text:style-name="P3"/>
      <text:p text:style-name="P3">En una entrevista para la prensa tecnológica local, Marcos nos contó un poco acerca de cómo funciona su servicio:</text:p>
      <text:p text:style-name="P3"/>
      <text:p text:style-name="P4"><text:span text:style-name="T1">Marcos:</text:span> ¡DeliverEat! es un servicio de delivery de lo que sea, es decir que puedes pedir desde tu casa cualquier cosa que entre en una mochila, nosotros lo buscamos y te lo llevamos a tu domicilio. Esto aún funciona tanto para negocios de comida, como también para farmacias, negocios de ropa, tecnología y mucho más.</text:p>
      <text:p text:style-name="P4"/>
      <text:p text:style-name="P3"><text:span text:style-name="T1">Martina:</text:span> ¡Actualmente DeliverEat! es muy conocida, pero yo todavía no la he descargado a mi celular, ¿cómo la podría usar?</text:p>
      <text:p text:style-name="P3"/>
      <text:p text:style-name="P3"><text:span text:style-name="T1">Marcos</text:span> (mostrando el paso a paso en su teléfono): El primer paso es descargar la aplicación del Store correspondiente, actualmente soportamos tanto dispositivos Android como iOS, por lo que puedes descargarla desde ambas tiendas, también están disponibles la versión web y desktop ambas desde nuestra página oficial. Luego vas a necesitar una cuenta de usuario: puedes usar Facebook o Google para registrarte o bien mediante e-mail, en este último caso sólo debe tratarse de un e-mail válido indicando la contraseña elegida, que debe tener al menos 8 caracteres (tomamos la seguridad de nuestros usuarios muy en serio).</text:p>
      <text:p text:style-name="P3"/>
      <text:p text:style-name="P3"><text:span text:style-name="T1">Martina: </text:span>¿Perfecto, y ya con una cuenta de usuario puedo llamar a los lugares para que me envíen mi pedido?</text:p>
      <text:p text:style-name="P3"/>
      <text:p text:style-name="P3"><text:span text:style-name="T1">Marcos: </text:span>Procesamos los pedidos internamente por lo que no es necesario que vos te pongas en contacto con el restaurante o comercio. Tenemos dos opciones para que puedas hacer tu pedido: elegir de entre nuestros comercios adheridos o realizar un pedido a un lugar no listado. Disponemos de una amplia red de comercios que ya se han sumado a nuestro servicio y esto incorpora una gran ventaja: en el momento en que haces un pedido a un comercio disponible en el listado ellos ya comienzan a prepararlo, en el mismo momento en que el cadete se prepara para retirarlo y llevarlo a tu domicilio, ¡es rapidísimo!</text:p>
      <text:p text:style-name="P3"/>
      <text:p text:style-name="P3"><text:span text:style-name="T1">Martina: </text:span>¡Buenísimo! ¿Y cómo le indico al comercio cuál es el detalle de mi Pedido?</text:p>
      <text:p text:style-name="P3"/>
      <text:p text:style-name="P3"><text:span text:style-name="T1">Marcos: </text:span>La aplicación te permite buscar en nuestra lista de comercios adheridos especificando algunos filtros como tipo de comida, tiempo promedio de entrega o si tiene seguimiento del cadete por GPS. Una vez que hayas seleccionado el comercio podrás navegar</text:p>
      <text:p text:style-name="P3">por su carta de productos en base a su categoría, por ejemplo, para un negocio de comidas podrás ver “Empanadas”, “Pizzas”,</text:p>
      <text:p text:style-name="P3">“Hamburguesas” mientras que para una librería podrás encontrar algo como “Novelas”, “Ensayos”, “Latinoamericanos”, “Clásicos”, entre otros.</text:p>
      <text:p text:style-name="P3"/>
      <text:p text:style-name="P3"><text:span text:style-name="T1">Martina: </text:span>¿Y de esta forma puedo pedir sólo un producto? ¿Y si luego me arrepiento?</text:p>
      <text:p text:style-name="P3"/>
      <text:p text:style-name="P3"><text:soft-page-break/><text:span text:style-name="T1">Marcos:</text:span> Vas a disponer de un carrito de productos, en donde puedes ir agregando diferentes productos especificando la cantidad y si es necesario alguna observación. Es importante mencionar que todos los productos deben ser del mismo comercio y que no hay</text:p>
      <text:p text:style-name="P3"><text:s/>ímite de productos en el carrito más que el del pedido final: debe entrar en la mochila de tu cadete. En caso de que te arrepientas aún estás a tiempo porque puedes modificar algún producto del Carrito o bien quitarlo definitivamente. En el momento en que estés lista confirmas el Pedido indicando tu dirección, forma de pago (actualmente sólo disponemos de efectivo y tarjeta VISA pero estamos investigando la integración con otras tarjetas de crédito), cuando quieres recibirlo (por defecto es “Lo antes posible”, pero también puedes programar una fecha/hora de recepción) y, en caso de haber seleccionado pago en efectivo con cuánto vas a pagar. Esto nos</text:p>
      <text:p text:style-name="P3">permite indicarle al cadete el monto de vuelto que deberá llevar. Al confirmar el Pedido tanto el comercio como el cadete reciben notificaciones en sus teléfonos con toda la información para que tu pedido pueda llegar a su destino tal como lo esperas.</text:p>
      <text:p text:style-name="P3"/>
      <text:p text:style-name="P3"><text:span text:style-name="T1">Martina: </text:span>¿Es posible hacer seguimiento del cadete o comunicarme con él?</text:p>
      <text:p text:style-name="P3"/>
      <text:p text:style-name="P3"><text:span text:style-name="T1">Marcos: </text:span>Efectivamente puedes ver el estado de tu Pedidos en tiempo real y seguir a tu cadete mediante un mapa de Google Maps para ver en dónde se encuentra en cada momento y así estimar mejor en qué momento lo recibirás en tu domicilio.</text:p>
      <text:p text:style-name="P3"/>
      <text:p text:style-name="P3"><text:span text:style-name="T1">Martina:</text:span> ¿También me habías contado que es posible pedir el envío de algo que no esté disponible en alguno de los comercios adheridos, cómo funciona?</text:p>
      <text:p text:style-name="P3"/>
      <text:p text:style-name="P3"><text:span text:style-name="T1">Marcos:</text:span> Efectivamente también puedes realizar un pedido de “lo que sea”: es muy similar al Pedido en base a un Carrito de Productos sólo que en vez de seleccionarlos desde un listado dispones de un campo de texto para indicar qué debe buscar tu Cadete con la opción de agregar una foto descriptiva. Además, debes indicar dónde debe retirarlo seleccionando un punto en un mapa interactivo o completando de forma textual la dirección del comercio. El resto (pago, confirmación y seguimiento) del Pedido son idénticos a los del Pedido a un comercio adherido.</text:p>
      <text:p text:style-name="P3"/>
      <text:p text:style-name="P3"><text:span text:style-name="T1">Martina: </text:span>Muchas gracias Marcos por tu tiempo, en la próxima entrega seguramente nos podrás contar un poco más sobre el panel de administración de los cadetes y comercios, hasta la próxi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jaliOldLipi" svg:font-family="AnjaliOldLipi"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10:36:20.825927882</meta:creation-date>
    <dc:date>2018-08-28T10:50:30.648488272</dc:date>
    <meta:editing-duration>PT3M59S</meta:editing-duration>
    <meta:editing-cycles>1</meta:editing-cycles>
    <meta:document-statistic meta:table-count="0" meta:image-count="0" meta:object-count="0" meta:page-count="2" meta:paragraph-count="21" meta:word-count="971" meta:character-count="5824" meta:non-whitespace-character-count="4873"/>
    <meta:generator>LibreOffice/6.0.3.2$Linux_X86_64 LibreOffice_project/00m0$Build-2</meta:generator>
  </office:meta>
</office:document-meta>
</file>